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1022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_hunt</text:p>
          </table:table-cell>
          <table:table-cell office:value-type="string">
            <text:p>Orcs Hunting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5"/>
        <table:table-column table:style-name="co3" table:number-columns-repeated="5" table:default-cell-style-name="ce5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Ambushed! Rescued!</text:p>
          </table:table-cell>
          <table:table-cell office:value-type="string">
            <text:p>merchant ambush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mage apprentice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table:style-name="Default" office:value-type="string">
            <text:p>Ukllmswwik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01:5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5-03T01:51:16</dc:date>
    <meta:editing-duration>PT01H37M26S</meta:editing-duration>
    <meta:editing-cycles>10</meta:editing-cycles>
    <meta:generator>OpenOffice.org/3.1$Linux OpenOffice.org_project/310m19$Build-9420</meta:gener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